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e933" officeooo:paragraph-rsid="000ee933"/>
    </style:style>
    <style:style style:name="P2" style:family="paragraph" style:parent-style-name="Standard">
      <style:text-properties style:font-name="Droid Sans1" fo:font-weight="bold" officeooo:rsid="000ee933" officeooo:paragraph-rsid="000ee933" style:font-weight-asian="bold" style:font-weight-complex="bold"/>
    </style:style>
    <style:style style:name="P3" style:family="paragraph" style:parent-style-name="Standard">
      <style:text-properties style:font-name="Droid Sans1" fo:font-size="10pt" officeooo:rsid="000ee933" officeooo:paragraph-rsid="000ee933" style:font-size-asian="10pt" style:font-size-complex="10pt"/>
    </style:style>
    <style:style style:name="P4" style:family="paragraph" style:parent-style-name="Standard">
      <style:text-properties style:font-name="Droid Sans1" fo:font-size="10pt" officeooo:rsid="0013486b" officeooo:paragraph-rsid="0013486b" style:font-size-asian="10pt" style:font-size-complex="10pt"/>
    </style:style>
    <style:style style:name="P5" style:family="paragraph" style:parent-style-name="Standard">
      <style:text-properties officeooo:rsid="0013486b" officeooo:paragraph-rsid="0013486b"/>
    </style:style>
    <style:style style:name="P6" style:family="paragraph" style:parent-style-name="Standard">
      <style:text-properties officeooo:rsid="001384ef" officeooo:paragraph-rsid="001384ef"/>
    </style:style>
    <style:style style:name="P7" style:family="paragraph" style:parent-style-name="Standard">
      <style:text-properties fo:font-weight="normal" officeooo:rsid="00176d7c" officeooo:paragraph-rsid="00176d7c" style:font-weight-asian="normal" style:font-weight-complex="normal"/>
    </style:style>
    <style:style style:name="T1" style:family="text">
      <style:text-properties style:font-name="Droid Sans1" fo:font-size="10pt" style:font-size-asian="10pt" style:font-size-complex="10pt"/>
    </style:style>
    <style:style style:name="T2" style:family="text">
      <style:text-properties style:font-name="Droid Sans1" fo:font-size="10pt" fo:font-weight="bold" style:font-size-asian="10pt" style:font-weight-asian="bold" style:font-size-complex="10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tas adaptador USB-GPIB</text:p>
      <text:p text:style-name="P3">Toda la información para establecer el adaptador Agilent USB/GPIB se encuentra en </text:p>
      <text:p text:style-name="P1"><text:a xlink:type="simple" xlink:href="https://gist.github.com/turingbirds/6eb05c9267a6437183a9567700e8581a" text:style-name="Internet_20_link" text:visited-style-name="Visited_20_Internet_20_Link"><text:span text:style-name="T1">https://gist.github.com/turingbirds/6eb05c9267a6437183a9567700e8581a</text:span></text:a></text:p>
      <text:p text:style-name="P3">a partir de esta se logro configurar el adaṕtador USB/GPIB114</text:p>
      <text:p text:style-name="P3"/>
      <text:p text:style-name="P4">Hay que cargar el firmware cada vez que se conecta el adaptado GPIB, la solucion esta aca</text:p>
      <text:p text:style-name="P5"><text:a xlink:type="simple" xlink:href="http://www.hccc.org.uk/gpib.html" text:style-name="Internet_20_link" text:visited-style-name="Visited_20_Internet_20_Link"><text:span text:style-name="T1">http://www.hccc.org.uk/gpib.html</text:span></text:a></text:p>
      <text:p text:style-name="P5"><text:span text:style-name="T1"/></text:p>
      <text:p text:style-name="P6"><text:span text:style-name="T1">Los archivos para </text:span><text:span text:style-name="T2">desarrollo con VXI </text:span><text:span text:style-name="T1">se instalan con sudo </text:span><text:span text:style-name="T2">apt-get installl vxi-dev</text:span></text:p>
      <text:p text:style-name="P6"><text:span text:style-name="T2"/></text:p>
      <text:p text:style-name="P7"><text:span text:style-name="T1">Las librería VXI11 para linux funciona. Se logró establecer comunicación con el NFA. Toado de aquí </text:span><text:a xlink:type="simple" xlink:href="http://optics.eee.nottingham.ac.uk/vxi11/" text:style-name="Internet_20_link" text:visited-style-name="Visited_20_Internet_20_Link"><text:span text:style-name="T1">http://optics.eee.nottingham.ac.uk/vxi11/</text:span></text:a><text:span text:style-name="T1"> y aquí 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Droid Sans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0:09:26.955315244</meta:creation-date>
    <dc:date>2017-05-17T14:57:46.466237209</dc:date>
    <meta:editing-duration>PT4H19M58S</meta:editing-duration>
    <meta:editing-cycles>4</meta:editing-cycles>
    <meta:generator>LibreOffice/5.3.1.2$Linux_x86 LibreOffice_project/e80a0e0fd1875e1696614d24c32df0f95f03deb2</meta:generator>
    <meta:document-statistic meta:table-count="0" meta:image-count="0" meta:object-count="0" meta:page-count="1" meta:paragraph-count="8" meta:word-count="76" meta:character-count="586" meta:non-whitespace-character-count="516"/>
  </office:meta>
</office:document-meta>
</file>